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5-06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5-05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5-04-1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5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11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10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9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8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7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6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5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4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4-03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3-10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3-09-0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3-08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23-07-1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9-04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9-03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11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10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07-3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8-05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11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10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9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8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7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6-08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5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7-04-0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11-0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10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9-0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8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7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6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5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6-04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11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10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9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8-1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7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6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5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11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10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9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7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6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4-04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9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7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3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11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8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7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6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9-1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61</text:p>
          </table:table-cell>
          <table:table-cell office:value-type="string" calcext:value-type="string">
            <text:p>QWTA nr Taconite, Sand Lake #3 <text:s/>Shallow</text:p>
          </table:table-cell>
          <table:table-cell office:value-type="string" calcext:value-type="string">
            <text:p>199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8" meta:object-count="0"/>
    <meta:user-defined meta:name="AppVersion">3.0</meta:user-defined>
  </office:meta>
</office:document-meta>
</file>